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font-style="normal" fo:font-weight="normal" officeooo:rsid="001a957b" officeooo:paragraph-rsid="001f0d50"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fo:font-weight="normal" officeooo:rsid="001f0d50" officeooo:paragraph-rsid="001f0d50" style:font-style-asian="normal" style:font-weight-asian="normal" style:font-style-complex="normal" style:font-weight-complex="normal"/>
    </style:style>
    <style:style style:name="P8" style:family="paragraph" style:parent-style-name="Table_20_Contents">
      <style:text-properties officeooo:rsid="0010be29" officeooo:paragraph-rsid="0010be29"/>
    </style:style>
    <style:style style:name="P9" style:family="paragraph" style:parent-style-name="Table_20_Contents">
      <style:text-properties fo:font-weight="bold" officeooo:rsid="0010be29" officeooo:paragraph-rsid="0010be29" style:font-weight-asian="bold" style:font-weight-complex="bold"/>
    </style:style>
    <style:style style:name="P10" style:family="paragraph" style:parent-style-name="Table_20_Contents">
      <style:text-properties officeooo:rsid="001b0351" officeooo:paragraph-rsid="001b0351"/>
    </style:style>
    <style:style style:name="P11" style:family="paragraph" style:parent-style-name="Table_20_Contents">
      <style:text-properties officeooo:rsid="001b0351" officeooo:paragraph-rsid="00199480"/>
    </style:style>
    <style:style style:name="P12" style:family="paragraph" style:parent-style-name="Standard">
      <style:paragraph-properties fo:line-height="150%" fo:text-align="justify" style:justify-single-word="false"/>
      <style:text-properties fo:font-style="normal" fo:font-weight="normal" officeooo:rsid="001b0351" officeooo:paragraph-rsid="001f0d50" style:font-style-asian="normal" style:font-weight-asian="normal" style:font-style-complex="normal" style:font-weight-complex="normal"/>
    </style:style>
    <style:style style:name="P13"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14" style:family="paragraph" style:parent-style-name="Standard" style:list-style-name="L1">
      <style:paragraph-properties fo:line-height="150%" fo:text-align="justify" style:justify-single-word="false"/>
      <style:text-properties fo:font-style="normal" fo:font-weight="normal" officeooo:rsid="001a957b" officeooo:paragraph-rsid="001a957b" style:font-style-asian="normal" style:font-weight-asian="normal" style:font-style-complex="normal" style:font-weight-complex="normal"/>
    </style:style>
    <style:style style:name="P15" style:family="paragraph" style:parent-style-name="Standard" style:list-style-name="L1">
      <style:paragraph-properties fo:line-height="150%" fo:text-align="justify" style:justify-single-word="false"/>
      <style:text-properties officeooo:rsid="0010be29" officeooo:paragraph-rsid="0010be2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0be29" style:font-style-asian="normal" style:font-weight-asian="normal" style:font-style-complex="normal" style:font-weight-complex="normal"/>
    </style:style>
    <style:style style:name="T3" style:family="text">
      <style:text-properties fo:font-style="normal" fo:font-weight="normal" officeooo:rsid="001a957b" style:font-style-asian="normal" style:font-weight-asian="normal" style:font-style-complex="normal" style:font-weight-complex="normal"/>
    </style:style>
    <style:style style:name="T4" style:family="text">
      <style:text-properties officeooo:rsid="001cb4be"/>
    </style:style>
    <style:style style:name="T5" style:family="text">
      <style:text-properties officeooo:rsid="001e49a6"/>
    </style:style>
    <style:style style:name="T6" style:family="text">
      <style:text-properties officeooo:rsid="001f0d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6">2.1. </text:span>Gérer un compte membre</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9">Titre</text:p>
          </table:table-cell>
          <table:table-cell table:style-name="Table1.B1" office:value-type="string">
            <text:p text:style-name="P10"><text:span text:style-name="T4">Annuler</text:span> son <text:span text:style-name="T4">abonnement</text:span></text:p>
          </table:table-cell>
        </table:table-row>
        <table:table-row>
          <table:table-cell table:style-name="Table1.A2" office:value-type="string">
            <text:p text:style-name="P9">Type</text:p>
          </table:table-cell>
          <table:table-cell table:style-name="Table1.B6" office:value-type="string">
            <text:p text:style-name="P8">Use-case général</text:p>
          </table:table-cell>
        </table:table-row>
        <table:table-row>
          <table:table-cell table:style-name="Table1.A2" office:value-type="string">
            <text:p text:style-name="P9">Description</text:p>
          </table:table-cell>
          <table:table-cell table:style-name="Table1.B6" office:value-type="string">
            <text:p text:style-name="P8">L'acteur désire <text:span text:style-name="T4">annuler son abonnement</text:span>.</text:p>
          </table:table-cell>
        </table:table-row>
        <table:table-row>
          <table:table-cell table:style-name="Table1.A2" office:value-type="string">
            <text:p text:style-name="P9">Acteurs</text:p>
          </table:table-cell>
          <table:table-cell table:style-name="Table1.B6" office:value-type="string">
            <text:p text:style-name="P8">Utilisateur-membre</text:p>
          </table:table-cell>
        </table:table-row>
        <table:table-row>
          <table:table-cell table:style-name="Table1.A2" office:value-type="string">
            <text:p text:style-name="P9">Préconditions</text:p>
          </table:table-cell>
          <table:table-cell table:style-name="Table1.B6" office:value-type="string">
            <text:p text:style-name="P8">L'acteur doit être authentifié.</text:p>
          </table:table-cell>
        </table:table-row>
        <table:table-row>
          <table:table-cell table:style-name="Table1.A2" office:value-type="string">
            <text:p text:style-name="P9">Postconditions</text:p>
          </table:table-cell>
          <table:table-cell table:style-name="Table1.B6" office:value-type="string">
            <text:p text:style-name="P11">Aucune</text:p>
          </table:table-cell>
        </table:table-row>
        <table:table-row>
          <table:table-cell table:style-name="Table1.A2" office:value-type="string">
            <text:p text:style-name="P9">Exceptions</text:p>
          </table:table-cell>
          <table:table-cell table:style-name="Table1.B7" office:value-type="string">
            <text:p text:style-name="P8">Aucune</text:p>
          </table:table-cell>
        </table:table-row>
      </table:table>
      <text:p text:style-name="P4"/>
      <text:p text:style-name="P12">Un utilisateur peut annuler son abonnement parce qu'il n'aura bientôt plus de crédits disponibles ou pour diverses raisons. Lorsque son abonnement date d'un mois ou moins, ses crédits lui seront remboursés.</text:p>
      <text:p text:style-name="P6"/>
      <text:p text:style-name="P6">Lorsque l'utilisateur désire <text:span text:style-name="T5">annuler son abonnement</text:span>, il doit tout d'abord s'authentifier. <text:span text:style-name="T6">Par la suite, il a accès à son panneau de configuration. Il peut dès lors décider d'annuler son abonnement. Pour ce faire, il devra confirmer en entrant son mot de passe après avoir lu le message lui rappelant toutes les conséquences entrainées lorsque l'annulation de l'abonnement est effectuée.</text:span></text:p>
      <text:p text:style-name="P7">Si le membre confirme l'annulation de son abonnement, il devient un membre restreint et n'a plus accès qu'à un sous-ensemble des catalogues. Pour pouvoir consulter de nouveau pleinement tous les catalogues, il doit renouveler son abonnement (voir use case 2.2).</text:p>
      <text:p text:style-name="P5"/>
      <text:p text:style-name="P3">Scénario d'opération</text:p>
      <text:list xml:id="list7942771830256442180" text:style-name="L1">
        <text:list-item>
          <text:p text:style-name="P13">L'utilisateur s'authentifie et passe alors au status de « membre ».</text:p>
        </text:list-item>
        <text:list-item>
          <text:p text:style-name="P15"><text:span text:style-name="T2">L</text:span><text:span text:style-name="T1">e membre a désormais accès à son compte et peut </text:span><text:span text:style-name="T3">annuler son abonnement</text:span><text:span text:style-name="T1">.</text:span></text:p>
        </text:list-item>
        <text:list-item>
          <text:p text:style-name="P14">Lorsqu'il désire annuler son abonnement, un message de confirmation surviendra.</text:p>
          <text:list>
            <text:list-item>
              <text:p text:style-name="P14">Si le membre confirmation l<text:span text:style-name="T6">'annulation de l'abonnement</text:span>,<text:span text:style-name="T6">il </text:span>est redirigé vers la page d'accueil et devient un utilisateur à mode restreint.</text:p>
            </text:list-item>
            <text:list-item>
              <text:p text:style-name="P14">Si le membre ne confirme pas l<text:span text:style-name="T6">'annulation de l'abonnement</text:span>, aucune action n'est effectuée sur le compte du membre et est redirigé vers la page de gestion de son compte.</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4:23.142586521</dc:date>
    <meta:editing-duration>PT2H22M22S</meta:editing-duration>
    <meta:editing-cycles>13</meta:editing-cycles>
    <meta:generator>LibreOffice/4.4.7.2$Linux_X86_64 LibreOffice_project/40m0$Build-2</meta:generator>
    <meta:document-statistic meta:table-count="1" meta:image-count="0" meta:object-count="0" meta:page-count="1" meta:paragraph-count="25" meta:word-count="253" meta:character-count="1667" meta:non-whitespace-character-count="1444"/>
  </office:meta>
</office:document-meta>
</file>